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016cm" table:align="left"/>
    </style:style>
    <style:style style:name="Table1.A" style:family="table-column">
      <style:table-column-properties style:column-width="1.0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d5c42" officeooo:paragraph-rsid="000d5c42"/>
    </style:style>
    <style:style style:name="P2" style:family="paragraph" style:parent-style-name="Standard">
      <style:text-properties officeooo:rsid="000e2c3e" officeooo:paragraph-rsid="000e2c3e"/>
    </style:style>
    <style:style style:name="P3" style:family="paragraph" style:parent-style-name="Standard">
      <style:text-properties officeooo:rsid="00101f2c" officeooo:paragraph-rsid="00101f2c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01f2c"/>
    </style:style>
    <style:style style:name="T2" style:family="text">
      <style:text-properties officeooo:rsid="00112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a xlink:type="simple" xlink:href="https://en.duolingo.com/skill/it/Basics-1/1">https://en.duolingo.com/skill/it/Basics-1/1</text:a></text:p>
      <text:p text:style-name="P1"><text:a xlink:type="simple" xlink:href="https://grammar.collinsdictionary.com/italian-easy-learning/using-nouns">https://grammar.collinsdictionary.com/italian-easy-learning/using-nouns</text:a></text:p>
      <text:p text:style-name="P1"><text:a xlink:type="simple" xlink:href="https://onlineitalianclub.com/thanks-for-signing-up/">https://onlineitalianclub.com/thanks-for-signing-up/</text:a></text:p>
      <text:p text:style-name="P1"/>
      <text:p text:style-name="P1">Io -&gt; I</text:p>
      <text:p text:style-name="P1">sono -&gt; (I)am,(They)are</text:p>
      <text:p text:style-name="P1"/>
      <text:p text:style-name="P1">un-&gt; a/one/an</text:p>
      <text:p text:style-name="P1"/>
      <text:p text:style-name="P1">uomo -&gt; man <text:s/><text:span text:style-name="T1">uomini -&gt; men </text:span></text:p>
      <text:p text:style-name="P1"/>
      <text:p text:style-name="P1">donna -&gt; woman <text:s/><text:span text:style-name="T1">donne-&gt; plural</text:span></text:p>
      <text:p text:style-name="P1"/>
      <text:p text:style-name="P1">la -&gt; the/her/it <text:s text:c="4"/><text:span text:style-name="T1">le -&gt; the (for plural(female))</text:span></text:p>
      <text:p text:style-name="P1"/>
      <text:p text:style-name="P1">la mela -&gt; the apple</text:p>
      <text:p text:style-name="P1"/>
      <text:p text:style-name="P1">man-&gt; l'uomo</text:p>
      <text:p text:style-name="P1"/>
      <text:p text:style-name="P1">Il -&gt; the</text:p>
      <text:p text:style-name="P1"/>
      <text:p text:style-name="P1">ragazzo -&gt; boy/kid/child</text:p>
      <text:p text:style-name="P1"/>
      <text:p text:style-name="P1">mangia -&gt; eats/eat</text:p>
      <text:p text:style-name="P1"/>
      <text:p text:style-name="P1">Lui -&gt; he's / him/he</text:p>
      <text:p text:style-name="P1"/>
      <text:p text:style-name="P1">Lei -&gt; she/you/her</text:p>
      <text:p text:style-name="P1"/>
      <text:p text:style-name="P1">Tu -&gt; you</text:p>
      <text:p text:style-name="P1"/>
      <text:p text:style-name="P1">sei -&gt; are/six/be</text:p>
      <text:p text:style-name="P1"/>
      <text:p text:style-name="P1">You are a woman -&gt; Sei una donna</text:p>
      <text:p text:style-name="P1"/>
      <text:p text:style-name="P1">l'acqa -&gt; water</text:p>
      <text:p text:style-name="P1"/>
      <text:p text:style-name="P2">lo zucchero -&gt; the sugar</text:p>
      <text:p text:style-name="P2"/>
      <text:p text:style-name="P2">Io mangio -&gt; I <text:s/>eat</text:p>
      <text:p text:style-name="P2"/>
      <text:p text:style-name="P2">il pane -&gt; the bread </text:p>
      <text:p text:style-name="P2"/>
      <text:p text:style-name="P2">beve -&gt; drinks/drink</text:p>
      <text:p text:style-name="P2"/>
      <text:p text:style-name="P2">Tu bevi -&gt; You drink</text:p>
      <text:p text:style-name="P2"/>
      <text:p text:style-name="P2">Io bevo -&gt; I drink</text:p>
      <text:p text:style-name="P1"/>
      <text:p text:style-name="P1"/>
      <text:p text:style-name="P1"/>
      <text:p text:style-name="P3"><text:soft-page-break/>gli uomini -&gt; the <text:s/>men</text:p>
      <text:p text:style-name="P3"/>
      <text:p text:style-name="P3">le ragazze -&gt; the girls</text:p>
      <text:p text:style-name="P3"/>
      <text:p text:style-name="P3">i ragazzi -&gt; the boys</text:p>
      <text:p text:style-name="P3"/>
      <text:p text:style-name="P3">Noi(we/us/uses) siamo() donne(wome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5"/>
      <text:p text:style-name="P5">Noi <text:span text:style-name="T2">beviamo acqa -&gt; We drink water</text:span></text:p>
      <text:p text:style-name="P4"/>
      <text:p text:style-name="P4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55:05.410373005</meta:creation-date>
    <dc:date>2019-11-22T21:50:52.277614253</dc:date>
    <meta:editing-duration>PT47M50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31" meta:word-count="124" meta:character-count="768" meta:non-whitespace-character-count="665"/>
  </office:meta>
</office:document-meta>
</file>